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ans-serif" svg:font-family="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3">
      <style:paragraph-properties fo:break-before="page"/>
    </style:style>
    <style:style style:name="P83" style:family="paragraph" style:parent-style-name="Subtitle" style:list-style-name="диалог"/>
    <style:style style:name="P84" style:family="paragraph" style:parent-style-name="Footnote">
      <style:text-properties fo:font-weight="bold" style:font-weight-asian="bold" style:font-weight-complex="bold"/>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Heading_20_4">
      <style:text-properties style:use-window-font-color="true"/>
    </style:style>
    <style:style style:name="P87" style:family="paragraph" style:parent-style-name="Heading_20_4">
      <style:text-properties style:text-underline-style="none"/>
    </style:style>
    <style:style style:name="P88" style:family="paragraph" style:parent-style-name="Heading_20_4">
      <style:text-properties fo:font-weight="bold" style:font-weight-asian="bold" style:font-weight-complex="bold"/>
    </style:style>
    <style:style style:name="P89" style:family="paragraph" style:parent-style-name="Heading_20_4">
      <style:text-properties fo:font-style="normal" style:font-style-asian="normal" style:font-style-complex="normal"/>
    </style:style>
    <style:style style:name="P90" style:family="paragraph" style:parent-style-name="Heading_20_4">
      <style:paragraph-properties fo:break-before="page"/>
    </style:style>
    <style:style style:name="P91" style:family="paragraph" style:parent-style-name="Эпиграф_20_-_20_автор">
      <style:text-properties style:use-window-font-color="true"/>
    </style:style>
    <style:style style:name="P92" style:family="paragraph" style:parent-style-name="Text_20_body">
      <style:paragraph-properties fo:text-align="justify" style:justify-single-word="false"/>
      <style:text-properties style:use-window-font-color="true"/>
    </style:style>
    <style:style style:name="P93" style:family="paragraph" style:parent-style-name="Text_20_body" style:list-style-name="диалог">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style:style>
    <style:style style:name="P95" style:family="paragraph" style:parent-style-name="Text_20_body" style:list-style-name="List_20_1">
      <style:paragraph-properties fo:text-align="justify" style:justify-single-word="false"/>
      <style:text-properties style:use-window-font-color="true"/>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text-properties style:text-underline-style="none"/>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9"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0"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1"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3"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80"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136">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136">Вы действительно счастливы?</text:p>
      <text:p text:style-name="Text_20_body"><text:span text:style-name="T11">Ведь если «Нет», и вам есть над чем задуматься, то с этим нужно разобраться.</text:span></text:p>
      <text:p text:style-name="Subtitle"><text:span text:style-name="T11">* * *</text:span></text:p>
      <text:p text:style-name="Text_20_body"><text:span text:style-name="T11">Я задаю эти вопросы не просто так. Каждый из них я задавала и себе в один из самых сложных периодов в своей жизни. И только тогда, когда я дала на них честные ответы, я поняла, что была в ловушке.</text:span></text:p>
      <text:p text:style-name="Text_20_body"><text:span text:style-name="T37">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span></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text:soft-page-break/>так, но никто не мог мне объяснить, что именно. А потом совершенно неожиданно пришло прозрение. И появилась эта книг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text:soft-page-break/>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1455377609831361340" text:style-name="диалог">
        <text:list-item>
          <text:p text:style-name="P93">Ты переживаешь напрасно!</text:p>
        </text:list-item>
      </text:list>
      <text:p text:style-name="P14">Или:</text:p>
      <text:list xml:id="list43352026" text:continue-numbering="true" text:style-name="диалог">
        <text:list-item>
          <text:p text:style-name="P93">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А если ваши отношения уже закончились, то вы, скорее всего, в отчаянии, но слышите:</text:p>
      <text:list xml:id="list43333016" text:continue-numbering="true" text:style-name="диалог">
        <text:list-item>
          <text:p text:style-name="P93">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oft-page-break/><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9139394706502129931" text:style-name="список_20_перечисление">
        <text:list-item>
          <text:p text:style-name="P112"><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2"><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text:soft-page-break/>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text:soft-page-break/>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oft-page-break/><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3344756" text:continue-numbering="true" text:style-name="список_20_перечисление">
        <text:list-item>
          <text:p text:style-name="P94">Равнодушие. Пассивное отношение к чувствам других. Отсутствие сострадания. Неумение и неспособность оказывать поддержку.</text:p>
        </text:list-item>
        <text:list-item>
          <text:p text:style-name="P94">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4">Отсутствие чувства вины и сожаления. Неспособность анализировать полученный опыт. Отрицание наказания. Отсутствие стыда.</text:p>
        </text:list-item>
        <text:list-item>
          <text:p text:style-name="P94">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4">Самоутверждение и жажда подкрепления собственной самооценки за счет окружающих. Деструктивизация отношений. Авторитарный стиль общения, требующий <text:soft-page-break/>беспрекословного подчинения, стремление утвердить собственный авторитет.</text:p>
        </text:list-item>
        <text:list-item>
          <text:p text:style-name="P94">Неспособность выдерживать критику. Завышение собственных способностей и значимости. Самолюбие. Нарциссизм.</text:p>
        </text:list-item>
        <text:list-item>
          <text:p text:style-name="P94">Лень. Безынициативность. Отсутствие стремления из-за страха собственной неудачи.</text:p>
        </text:list-item>
        <text:list-item>
          <text:p text:style-name="P94">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876552484117859685" text:style-name="L2">
        <text:list-header>
          <text:p text:style-name="P114"><text:span text:style-name="Default_20_Paragraph_20_Font"><text:span text:style-name="T29"/></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text:soft-page-break/>…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72</dc:date><text:p text:style-name="P144"><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text:soft-page-break/>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text:soft-page-break/>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text:soft-page-break/>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text:soft-page-break/>*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text:soft-page-break/>Приведу пример психопатии из истории, дабы у скептиков было меньше комментариев вроде:</text:p>
      <text:list xml:id="list43348889" text:continue-list="list43333016" text:style-name="диалог">
        <text:list-item>
          <text:p text:style-name="P93">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text:soft-page-break/>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text:soft-page-break/>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text:soft-page-break/>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text:soft-page-break/>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3327821" text:continue-list="list43344756" text:style-name="список_20_перечисление">
        <text:list-item>
          <text:p text:style-name="P94">когнитивный консонанс — согласованность знаний и поведения;</text:p>
        </text:list-item>
        <text:list-item>
          <text:p text:style-name="P94">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1" text:outline-level="1"><text:s/>Часть 1. <text:line-break/>Воспоминания</text:h>
      <text:p text:style-name="P65"/>
      <text:h text:style-name="P78"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43334739" text:continue-list="list43348889" text:style-name="диалог">
        <text:list-item>
          <text:p text:style-name="P93">У меня д<text:span text:style-name="T2">е</text:span>пресс!!!! Помоги! — пишу однажды мартовским днем другу, тому самому — общему.</text:p>
        </text:list-item>
        <text:list-item>
          <text:p text:style-name="P93">Да. Я тут. Излагай. Жалуйся.</text:p>
        </text:list-item>
        <text:list-item>
          <text:p text:style-name="P93">Не жалей — подбодри, ты умеешь.</text:p>
        </text:list-item>
        <text:list-item>
          <text:p text:style-name="P93"><text:soft-page-break/>Хорошо сделаю. Только в каком, собственно, воп­росе?</text:p>
        </text:list-item>
        <text:list-item>
          <text:p text:style-name="P93">Весна. Я выходная. Сижу дома. Одна и ничего не делаю...</text:p>
        </text:list-item>
        <text:list-item>
          <text:p text:style-name="P93">А не хочешь N. вызвонить? Он парень шабутной и весёлый...</text:p>
        </text:list-item>
        <text:list-item>
          <text:p text:style-name="P93">Хочу...</text:p>
        </text:list-item>
        <text:list-item>
          <text:p text:style-name="P93">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3353001" text:continue-numbering="true" text:style-name="диалог">
        <text:list-item>
          <text:p text:style-name="P93">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43357808" text:continue-numbering="true" text:style-name="диалог">
        <text:list-item>
          <text:p text:style-name="P93">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43339264" text:continue-numbering="true" text:style-name="диалог">
        <text:list-item>
          <text:p text:style-name="P93">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3325724" text:continue-numbering="true" text:style-name="диалог">
        <text:list-item>
          <text:p text:style-name="P93">Если я приеду, то буду приставать...</text:p>
        </text:list-item>
        <text:list-item>
          <text:p text:style-name="P93">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3343386" text:continue-numbering="true" text:style-name="диалог">
        <text:list-item>
          <text:p text:style-name="P93">Брожу по ночному городу. Думаю о тебе, вспоминаю...</text:p>
        </text:list-item>
        <text:list-item>
          <text:p text:style-name="P93">Привет. — отвечаю я — Как жизнь?</text:p>
        </text:list-item>
        <text:list-item>
          <text:p text:style-name="P93">Мы на маёвку собираемся. Приезжай.</text:p>
        </text:list-item>
        <text:list-item>
          <text:p text:style-name="P93">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3346223" text:continue-numbering="true" text:style-name="диалог">
        <text:list-item>
          <text:p text:style-name="P93">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3356948" text:continue-numbering="true" text:style-name="диалог">
        <text:list-item>
          <text:p text:style-name="P93">Останешься?</text:p>
        </text:list-item>
        <text:list-item>
          <text:p text:style-name="P93">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3346031" text:continue-numbering="true" text:style-name="диалог">
        <text:list-item>
          <text:p text:style-name="P93">А что он тебе покупает? Цветы? Конфетки?</text:p>
        </text:list-item>
        <text:list-item>
          <text:p text:style-name="P93">Ничего, — ответила я.</text:p>
        </text:list-item>
        <text:list-item>
          <text:p text:style-name="P93">Как? Что, приходит с пустыми руками?!</text:p>
        </text:list-item>
        <text:list-item>
          <text:p text:style-name="P93"><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43356667" text:continue-numbering="true" text:style-name="диалог">
        <text:list-item>
          <text:p text:style-name="P93">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78"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3348106" text:continue-numbering="true" text:style-name="диалог">
        <text:list-item>
          <text:p text:style-name="P93">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3350912" text:continue-numbering="true" text:style-name="диалог">
        <text:list-item>
          <text:p text:style-name="P93">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43351600" text:continue-numbering="true" text:style-name="диалог">
        <text:list-item>
          <text:p text:style-name="P93">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8"><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43353372" text:continue-numbering="true" text:style-name="диалог">
        <text:list-item>
          <text:p text:style-name="P93">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8">*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8"><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28"><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oft-page-break/><text:span text:style-name="T25">лял, что я нарушаю его покой, когда нужно что-то сделать. Мои просьбы стали восприниматься в «штыки».</text:span></text:p>
      <text:p text:style-name="P28"><text:span text:style-name="T25">Уже тогда он стал </text:span><text:span text:style-name="_30__20_Text"><text:span text:style-name="T32">нарушать обещания</text:span></text:span><text:span text:style-name="T32">.</text:span><text:span text:style-name="T25"> Я чувствовала себя обманутой и обиженной, несмотря на его красноречивые оправдания.</text:span></text:p>
      <text:p text:style-name="P28"><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list xml:id="list43357796" text:continue-numbering="true" text:style-name="диалог">
        <text:list-item>
          <text:p text:style-name="P115"><text:span text:style-name="T25">Планы меняются. — говорил он с сожалением.</text:span></text:p>
        </text:list-item>
      </text:list>
      <text:p text:style-name="P28"><text:span text:style-name="T25"><text:s/>Он знал, что я пойму и пользовался этим, чтобы беспрепятственно заниматься своими делами.</text:span></text:p>
      <text:p text:style-name="P14">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4">Он очень категорично заявлял, что я его не понимаю и не поддерживаю,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28"><text:soft-page-break/><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4">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4">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4">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4"><text:soft-page-break/>Вы, наверное, подумаете, что я мазохистка — так жить и терпеть такое отношение, когда можно просто уйти. Меня же, по сути, ничего не держит...</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4">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4">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4">Потом возникало желание <text:span text:style-name="T14">обсудить это</text:span> недоразумение. Так как я знала, что он обидчивый, тратилось еще какое-то время на поиск нужных слов, чтоб не задеть его самолю<text:soft-page-break/>бие. Ведь если что пойдет не так, то он начнет мстить за укоры и замечания.</text:p>
      <text:p text:style-name="P14">По итогу разговора я получала свое «заслуженное»:</text:p>
      <text:list xml:id="list43333543" text:continue-numbering="true" text:style-name="диалог">
        <text:list-item>
          <text:p text:style-name="P93">Ты поражаешь меня своей иррациональностью!</text:p>
        </text:list-item>
      </text:list>
      <text:p text:style-name="P14">Его «я» было несокрушимой стеной. Он уходил в себя, а я уходила в угол зализывать свои раны. Я все думала, что же я сказала не так? В чем я не права?..</text:p>
      <text:p text:style-name="P14">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4">Все менялось в худшую сторону. Не для нас. Нет. Для меня.</text:p>
      <text:list xml:id="list43335435" text:continue-numbering="true" text:style-name="диалог">
        <text:list-item>
          <text:p text:style-name="P93"><text:span text:style-name="T11">Я — интроверт, — говорил он. — Я имею право на личное пространство...</text:span></text:p>
        </text:list-item>
      </text:list>
      <text:p text:style-name="P48">*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text:soft-page-break/>мыслят самостоятельно. Обладают сильной волей. Главное для интровертов – их внутренний мир. Самоанализ и рефлексии<text:note text:id="ftn0" text:note-class="footnote"><text:note-citation text:label="*">*</text:note-citation><text:note-body><text:p text:style-name="P75">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4">Проведем параллель.</text:p>
      <text:p text:style-name="P6">Немног<office:annotation><dc:creator>&lt;анонимный&gt;</dc:creator><dc:date>2018-11-17T23:14:35.47</dc:date><text:p text:style-name="P145"><text:span text:style-name="T67">Илья</text:span></text:p></office:annotation>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ровно как,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14"><text:soft-page-break/>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Если я правильно понимаю, то здесь речь идет о самодисциплине и способности преодолевать препятствия на пути к достижению своих целей.</text:p>
      <text:p text:style-name="P14"><text:soft-page-break/>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3345949" text:continue-numbering="true" text:style-name="диалог">
        <text:list-item>
          <text:p text:style-name="P93">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3347259" text:continue-numbering="true" text:style-name="диалог">
        <text:list-item>
          <text:p text:style-name="P93">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3344686" text:continue-list="list43327821" text:style-name="список_20_перечисление">
        <text:list-item>
          <text:p text:style-name="P94">оградить меня от какого-либо общения, дабы лишить меня любой попытки получить поддержку со стороны;</text:p>
        </text:list-item>
        <text:list-item>
          <text:p text:style-name="P94">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4">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5"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6"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3327205" text:continue-list="list43347259" text:style-name="диалог">
        <text:list-item>
          <text:p text:style-name="P93">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3338455" text:continue-numbering="true" text:style-name="диалог">
        <text:list-item>
          <text:p text:style-name="P93">Уже лучше.</text:p>
        </text:list-item>
        <text:list-item>
          <text:p text:style-name="P93">Ну это уже куда не шло!..</text:p>
        </text:list-item>
      </text:list>
      <text:p text:style-name="P14">Или:</text:p>
      <text:list xml:id="list43336382" text:continue-numbering="true" text:style-name="диалог">
        <text:list-item>
          <text:p text:style-name="P93">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3343113" text:continue-numbering="true" text:style-name="диалог">
        <text:list-item>
          <text:p text:style-name="P93">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3346081" text:continue-numbering="true" text:style-name="диалог">
        <text:list-item>
          <text:p text:style-name="P93">Либо тех, либо тех!</text:p>
        </text:list-item>
        <text:list-item>
          <text:p text:style-name="P93">Но я хочу видеть всех в этот день! Это мой день. Это мои друзья...</text:p>
        </text:list-item>
        <text:list-item>
          <text:p text:style-name="P93">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3341091" text:continue-list="list43344686" text:style-name="список_20_перечисление">
        <text:list-item>
          <text:p text:style-name="P94">похвала, поверхностное очарование, поверхностное сочувствие, чрезмерные извинения;</text:p>
        </text:list-item>
        <text:list-item>
          <text:p text:style-name="P94"><text:soft-page-break/>деньги, одобрение, подарки;</text:p>
        </text:list-item>
        <text:list-item>
          <text:p text:style-name="P94">внимание, выражения лица, такое как притворный смех или улыбка;</text:p>
        </text:list-item>
        <text:list-item>
          <text:p text:style-name="P94">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office:annotation office:name="__Annotation__12066_1179527587"><dc:creator>&lt;анонимный&gt;</dc:creator><dc:date>2018-11-16T22:34:47.85</dc:date><text:p text:style-name="P144"><text:span text:style-name="T66">В больнице носил на руках а дома не кормил</text:span></text:p><text:p text:style-name="P144"><text:span text:style-name="T66"/></text:p></office:annotation>На момент<office:annotation-end office:name="__Annotation__12066_1179527587"/>,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3337151" text:continue-list="list43346081" text:style-name="диалог">
        <text:list-item>
          <text:p text:style-name="P93">Что-то ты бледненькая, тебе плохо? — спросила она.</text:p>
        </text:list-item>
        <text:list-item>
          <text:p text:style-name="P93">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3345373" text:continue-numbering="true" text:style-name="диалог">
        <text:list-item>
          <text:p text:style-name="P93">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3332409" text:continue-numbering="true" text:style-name="диалог">
        <text:list-item>
          <text:p text:style-name="P93">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3349954" text:continue-numbering="true" text:style-name="диалог">
        <text:list-item>
          <text:p text:style-name="P93"><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3336525" text:continue-numbering="true" text:style-name="диалог">
        <text:list-item>
          <text:p text:style-name="P93">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3350145" text:continue-numbering="true" text:style-name="диалог">
        <text:list-item>
          <text:p text:style-name="P93">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3329505" text:continue-numbering="true" text:style-name="диалог">
        <text:list-item>
          <text:p text:style-name="P93">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3329933" text:continue-numbering="true" text:style-name="диалог">
        <text:list-item>
          <text:p text:style-name="P93">Я вчера ходил в кино.</text:p>
        </text:list-item>
      </text:list>
      <text:p text:style-name="P14">Мы едем в за город отдыхать, он скажет:</text:p>
      <text:list xml:id="list43335454" text:continue-numbering="true" text:style-name="диалог">
        <text:list-item>
          <text:p text:style-name="P93">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3356385" text:continue-numbering="true" text:style-name="диалог">
        <text:list-item>
          <text:p text:style-name="P93"><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3351459" text:continue-numbering="true" text:style-name="диалог">
        <text:list-item>
          <text:p text:style-name="P93">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3353332" text:continue-numbering="true" text:style-name="диалог">
        <text:list-item>
          <text:p text:style-name="P93">Ого, ты что, предложение делаешь?!</text:p>
        </text:list-item>
      </text:list>
      <text:p text:style-name="P14"><text:soft-page-break/>Милый засмеялся и ответил:</text:p>
      <text:list xml:id="list43346740"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3341073" text:continue-numbering="true" text:style-name="диалог">
        <text:list-item>
          <text:p text:style-name="P93">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3339296" text:continue-numbering="true" text:style-name="диалог">
        <text:list-item>
          <text:p text:style-name="P93"><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3342258" text:continue-numbering="true" text:style-name="диалог">
        <text:list-item>
          <text:p text:style-name="P93">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3336377" text:continue-numbering="true" text:style-name="диалог">
        <text:list-item>
          <text:p text:style-name="P93">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3340953" text:continue-numbering="true" text:style-name="диалог">
        <text:list-item>
          <text:p text:style-name="P93"><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3329420" text:continue-numbering="true" text:style-name="диалог">
        <text:list-item>
          <text:p text:style-name="P93">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3353781" text:continue-numbering="true" text:style-name="диалог">
        <text:list-item>
          <text:p text:style-name="P93">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3338799" text:continue-numbering="true" text:style-name="диалог">
        <text:list-item>
          <text:p text:style-name="P93">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3340304" text:continue-numbering="true" text:style-name="диалог">
        <text:list-item>
          <text:p text:style-name="P93">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3352056" text:continue-numbering="true" text:style-name="диалог">
        <text:list-item>
          <text:p text:style-name="P93">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3331676" text:continue-numbering="true" text:style-name="диалог">
        <text:list-item>
          <text:p text:style-name="P93">Сама, котик...</text:p>
        </text:list-item>
        <text:list-item>
          <text:p text:style-name="P93">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3337417" text:continue-numbering="true" text:style-name="диалог">
        <text:list-item>
          <text:p text:style-name="P93">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3338473" text:continue-numbering="true" text:style-name="диалог">
        <text:list-item>
          <text:p text:style-name="P93">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3347412"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3329258"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3337491" text:continue-numbering="true" text:style-name="диалог">
        <text:list-item>
          <text:p text:style-name="P93">Неужели тебе нравятся такое общение!?</text:p>
        </text:list-item>
      </text:list>
      <text:p text:style-name="P28">Ответ всегда был один:</text:p>
      <text:list xml:id="list43331982" text:continue-numbering="true" text:style-name="диалог">
        <text:list-item>
          <text:p text:style-name="P93">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3338164" text:continue-list="list43341091" text:style-name="список_20_перечисление">
        <text:list-item>
          <text:p text:style-name="P94">женские жопы;</text:p>
        </text:list-item>
        <text:list-item>
          <text:p text:style-name="P94">как изменить девушке/жене и сделать так, чтоб об этом никто не узнал;</text:p>
        </text:list-item>
        <text:list-item>
          <text:p text:style-name="P94">печальная история о том, как одна их общая подруга «дала» им всем, кроме одного, чем жестоко задела самолюбие оного;</text:p>
        </text:list-item>
        <text:list-item>
          <text:p text:style-name="P94">размер мужского достоинства;</text:p>
        </text:list-item>
        <text:list-item>
          <text:p text:style-name="P94"><text:soft-page-break/>HOTS<text:note text:id="ftn7"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4">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3356470" text:continue-list="list43331982" text:style-name="диалог">
        <text:list-item>
          <text:p text:style-name="P93">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3353815" text:continue-numbering="true" text:style-name="диалог">
        <text:list-item>
          <text:p text:style-name="P93">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3611831034517387570" text:style-name="List_20_1">
        <text:list-item>
          <text:p text:style-name="P95">Все</text:p>
        </text:list-item>
        <text:list-item>
          <text:p text:style-name="P95">Друг</text:p>
        </text:list-item>
        <text:list-item>
          <text:p text:style-name="P95">Друга</text:p>
        </text:list-item>
        <text:list-item>
          <text:p text:style-name="P95">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3355574" text:continue-list="list43353815" text:style-name="диалог">
        <text:list-item>
          <text:p text:style-name="P93">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3326801"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3331489"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3347010"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3349735"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3353040"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3338568"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3355201" text:continue-numbering="true" text:style-name="диалог">
        <text:list-item>
          <text:p text:style-name="P96">Пойдем купим тебе что-нибудь новое.</text:p>
        </text:list-item>
      </text:list>
      <text:p text:style-name="P4">Он отвечал:</text:p>
      <text:list xml:id="list43326821"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3343685"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3328896"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3330607"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3341103"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3353978"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3350917"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3353786"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3341672"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3341294"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3348576"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3341806"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3331019"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3332376"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3351866"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3349183"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3351209"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3354356" text:continue-numbering="true" text:style-name="диалог">
        <text:list-item>
          <text:p text:style-name="P96">А я тут при чем?!</text:p>
        </text:list-item>
      </text:list>
      <text:p text:style-name="P4">Или:</text:p>
      <text:list xml:id="list43327408"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3348370"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3327192"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office:annotation office:name="__Annotation__13064_625720162"><dc:creator>&lt;анонимный&gt;</dc:creator><dc:date>2018-11-17T22:15:50.57</dc:date><text:p text:style-name="P145"><text:span text:style-name="T67">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3335358"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3349665"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3326510"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3337759"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43327996"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3327757"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3338965"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43327933"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43344059"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3341654"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3340467"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3357506"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3350299"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3331251" text:continue-numbering="true" text:style-name="диалог">
        <text:list-item>
          <text:p text:style-name="P96">Ну говорил, так говорил... Я снова все напутала.</text:p>
          <text:p text:style-name="P137"/>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3351932" text:continue-numbering="true" text:style-name="диалог">
        <text:list-item>
          <text:p text:style-name="P96">Но ведь было же!</text:p>
        </text:list-item>
      </text:list>
      <text:p text:style-name="P4">Но мне повторяли и повторяли:</text:p>
      <text:list xml:id="list43334053"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3336206"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3355866"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3357777"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3357841"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43348317"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3331587"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3327970"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3332096" text:continue-numbering="true" text:style-name="диалог">
        <text:list-item>
          <text:p text:style-name="P96">Да все считают, что ты неадекватная!</text:p>
        </text:list-item>
      </text:list>
      <text:p text:style-name="P4">Или:</text:p>
      <text:list xml:id="list43336428"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3332881"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3349468"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3326477"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3328834"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3333128"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3343740"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3347203"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3355970"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3339460"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3338112"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3346362"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3344698" text:continue-list="list3611831034517387570"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8"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3353578" text:continue-list="list43346362"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3341641"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3336227"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3352870"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3327516"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3334458"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9"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0"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1"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3327011"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3350575"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3332470"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3338850"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3347101"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3343724"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3355948"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3327320"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3329744"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3341300"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3338649"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3329131"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3354601"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3339285"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3357795"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3326719" text:continue-list="list43344698" text:style-name="List_20_1">
        <text:list-item>
          <text:list>
            <text:list-item>
              <text:p text:style-name="P97">мне это не нравится;</text:p>
            </text:list-item>
            <text:list-item>
              <text:p text:style-name="P9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3339987" text:continue-list="list43357795"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3346908" text:continue-numbering="true" text:style-name="диалог">
        <text:list-item>
          <text:p text:style-name="P96"><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3355886" text:continue-numbering="true" text:style-name="диалог">
        <text:list-item>
          <text:p text:style-name="P96">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3336234"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3329614" text:continue-numbering="true" text:style-name="диалог">
        <text:list-item>
          <text:p text:style-name="P96">Когда вещи заберешь? — пишет он в тот же день.</text:p>
        </text:list-item>
        <text:list-item>
          <text:p text:style-name="P96"><text:soft-page-break/>Сегодня, — отвечаю я, на что он отвечает:</text:p>
        </text:list-item>
        <text:list-item>
          <text:p text:style-name="P96">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3333336"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3337499"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3329193"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3338560" text:continue-numbering="true" text:style-name="диалог">
        <text:list-item>
          <text:p text:style-name="P96">Давай завтра созвонимся и обсудим <text:span text:style-name="T50">&lt;</text:span>уже не помню что<text:span text:style-name="T50">&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3349797"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2"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3334701"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3356657"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3345231"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3344804"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3342861"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3336355"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3"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3344306"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3353481"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3346609"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3355684"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3326523"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3349271"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3342808"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3328396"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3329729" text:continue-list="list43338164"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3340720" text:continue-list="list43328396"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3349247"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3349443"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3328672"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3329289"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3338631"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3356383"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3337363"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3350457"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3348795"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3343575"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3327693"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3345147" text:continue-numbering="true" text:style-name="диалог">
        <text:list-item>
          <text:p text:style-name="P9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3348217"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3327326"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3338055" text:continue-numbering="true" text:style-name="диалог">
        <text:list-item>
          <text:p text:style-name="P9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3345843"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3337132"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3357959"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4"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3342940"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3331248"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3328895"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3334065" text:continue-numbering="true" text:style-name="диалог">
        <text:list-item>
          <text:p text:style-name="P96">Что, ручки из жопы?</text:p>
        </text:list-item>
      </text:list>
      <text:p text:style-name="P4"><text:soft-page-break/>Или:</text:p>
      <text:list xml:id="list43355538"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5"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6"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7"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8"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3332146" text:continue-list="list43329729"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3331407" text:continue-list="list43355538"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3340820"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7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19"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3334321" text:continue-numbering="true" text:style-name="диалог">
        <text:list-item>
          <text:p text:style-name="P116">Вашей маме зять не нужен?</text:p>
        </text:list-item>
      </text:list>
      <text:p text:style-name="P32">И заканчивая какими-то более экстравагантными:</text:p>
      <text:list xml:id="list43338910"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3333711" text:continue-numbering="true" text:style-name="диалог">
        <text:list-item>
          <text:p text:style-name="P116">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3350207" text:continue-numbering="true" text:style-name="диалог">
        <text:list-item>
          <text:p text:style-name="P116">Ты одна тут?</text:p>
        </text:list-item>
      </text:list>
      <text:p text:style-name="P32">И вы отвечаете, мол:</text:p>
      <text:list xml:id="list43332885"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2"><text:soft-page-break/>На что он отвечает:</text:p>
      <text:list xml:id="list43331229" text:continue-numbering="true" text:style-name="диалог">
        <text:list-item>
          <text:p text:style-name="P116">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3352096" text:continue-numbering="true" text:style-name="диалог">
        <text:list-item>
          <text:p text:style-name="P116">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3332660" text:continue-numbering="true" text:style-name="диалог">
        <text:list-item>
          <text:p text:style-name="P116">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3332946" text:continue-numbering="true" text:style-name="диалог">
        <text:list-item>
          <text:p text:style-name="P116">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3340884" text:continue-numbering="true" text:style-name="диалог">
        <text:list-item>
          <text:p text:style-name="P116">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3344106" text:continue-numbering="true" text:style-name="диалог">
        <text:list-item>
          <text:p text:style-name="P116">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90"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9055337394491909988" text:style-name="List_20_2">
        <text:list-item>
          <text:p text:style-name="P126">Кластер <text:span text:style-name="T50">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55">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9"><text:span text:style-name="T14">Кластер </text:span><text:span text:style-name="T50">C</text:span><text:span text:style-name="T22">:</text:span></text:p>
          <text:list>
            <text:list-item>
              <text:p text:style-name="P140">Избегающее;</text:p>
            </text:list-item>
            <text:list-item>
              <text:p text:style-name="P140">Зависимое;</text:p>
            </text:list-item>
            <text:list-item>
              <text:p text:style-name="P140">Обсессивно-компульсивное.</text:p>
              <text:p text:style-name="P139"><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40">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3338829" text:continue-list="list43326719" text:style-name="List_20_1">
        <text:list-item text:start-value="1">
          <text:p text:style-name="P142">заметная дисгармония в поведении:</text:p>
          <text:list>
            <text:list-item>
              <text:p text:style-name="P141">аффективность<text:note text:id="ftn20"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1">возбудимость;</text:p>
            </text:list-item>
            <text:list-item>
              <text:p text:style-name="P141">расстройство контроля побуждений:</text:p>
              <text:list>
                <text:list-item>
                  <text:p text:style-name="P141">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1">нарастающее напряжение, возникающее перед совершением действия, повышение физической и психической активности;</text:p>
                </text:list-item>
                <text:list-item>
                  <text:p text:style-name="P141">возникновение ощущения радости и облегчения во время совершения действия.</text:p>
                </text:list-item>
              </text:list>
            </text:list-item>
            <text:list-item>
              <text:p text:style-name="P141">нарушение в процессах восприятия и мышления;</text:p>
            </text:list-item>
            <text:list-item>
              <text:p text:style-name="P141"><text:soft-page-break/>изменение в стиле отношения к окружающим;</text:p>
            </text:list-item>
          </text:list>
        </text:list-item>
        <text:list-item>
          <text:p text:style-name="P141">хроническое проявление аномального поведения, возникшее давно;</text:p>
        </text:list-item>
        <text:list-item>
          <text:p text:style-name="P141">нарушение адаптации к широкому диапазону личностных и социальных ситуаций в связи с аномальным стилем поведения;</text:p>
        </text:list-item>
        <text:list-item>
          <text:p text:style-name="P141">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1">обычно, но не всегда — существенное ухудшение профессиональной и социальной продуктивности.</text:p>
        </text:list-item>
        <text:list-item>
          <text:p text:style-name="P141">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5716993446667733418"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3330815" text:continue-list="list43332146"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90"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3343852"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90"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3339744"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1"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2"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90"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3355863"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3"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3346619" text:continue-list="list4333882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90"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3351361" text:continue-list="list43355863"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7864518585342575010"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54">.</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90"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3336157" text:continue-list="list43351361"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3348861"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90"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535580260373826978"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54">(a </text:span><text:span text:style-name="T22">или </text:span><text:span text:style-name="T54">b)</text:span><text:span text:style-name="T53">:</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52">(a </text:span><text:span text:style-name="T4">или </text:span><text:span text:style-name="T52">b)</text:span><text:span text:style-name="T53">:</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90"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3336850" text:continue-list="list43348861"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2"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3332360" text:continue-list="list43344106"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3337838"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3357421"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4"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5"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6"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3334793"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2"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2"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3336939"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43350777"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3337016"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3340664"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43354932"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43352120"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43336052" text:continue-list="list43336850"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3351580" text:continue-list="list43352120"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3344769"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3338738"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3337906"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3348077"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2"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3327171"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3345125"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3325963"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3332395"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2" text:outline-level="3">Изоляция жертвы от ее окружения</text:h>
      <text:h text:style-name="P86"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6" text:outline-level="4">2. Он воздействует на ваше мнение о ваших близких.</text:h>
      <text:p text:style-name="P7">Это может быть ваша близкая подруга:</text:p>
      <text:list xml:id="list43356294"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43337465"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3326989"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3333561" text:continue-numbering="true" text:style-name="диалог">
        <text:list-item>
          <text:p text:style-name="P111"><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3328373"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3333054"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2"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3335523" text:continue-numbering="true" text:style-name="диалог">
        <text:list-item>
          <text:p text:style-name="P96">Да сколько можно меня дергать?!</text:p>
        </text:list-item>
      </text:list>
      <text:p text:style-name="P4">Ну и, конечно, он обижается!</text:p>
      <text:h text:style-name="P86"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3343402"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3357984"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33569481"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3333297"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3327902" text:continue-numbering="true" text:style-name="диалог">
        <text:list-item>
          <text:p text:style-name="P96">Ты в прошлый раз тоже говорила, что не повторится!</text:p>
          <text:p text:style-name="P83">*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3338492"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3355691"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3339200"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2"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3343567"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3334314"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43335341"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3343322"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3346151"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3356029"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2"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3352124"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3355513" text:continue-list="list43336052"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3344022" text:continue-list="list43352124"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3346744"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2"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3328025"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3356444"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3352417"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3339797" text:continue-list="list43355513"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2"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3335458" text:continue-list="list43352417"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3348857"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3342140"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3338252"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3340292"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3329751"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43327066"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2"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3334992"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3342256"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3348414"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3358019" text:continue-numbering="true" text:style-name="диалог">
        <text:list-item>
          <text:p text:style-name="P96">Ты такая красивая! Фу!</text:p>
        </text:list-item>
        <text:list-item>
          <text:p text:style-name="P96">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33515801" text:continue-numbering="true" text:style-name="диалог">
        <text:list-item>
          <text:p text:style-name="P96">Ты все придумываешь. Я такого не говорил...</text:p>
        </text:list-item>
      </text:list>
      <text:p text:style-name="P4">Потом висхолдинг:</text:p>
      <text:list xml:id="list43328009"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3339976"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43338023"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43357615"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3353313"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3358170"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3343985" text:continue-numbering="true" text:style-name="диалог">
        <text:list-item>
          <text:p text:style-name="P96">Если ты пригласишь всех друзей, то это вызовет дискомфорт.</text:p>
        </text:list-item>
      </text:list>
      <text:p text:style-name="P4">То есть:</text:p>
      <text:list xml:id="list43341974"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3333412"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3339899"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90"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3354017"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3332138"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90"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3349590"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2"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90"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3352955" text:continue-list="list7864518585342575010"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43327574" text:continue-list="list43349590"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3338076" text:continue-list="list43352955"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43330103" text:continue-list="list43327574"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3328467" text:continue-list="list43338076" text:style-name="List_20_4">
        <text:list-item>
          <text:p text:style-name="P107">Стимуляция жертвы на действия путем требований ответной реакции на его действия.</text:p>
        </text:list-item>
      </text:list>
      <text:list xml:id="list43356839" text:continue-list="list43330103"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3344556"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3339468" text:continue-list="list43328467" text:style-name="List_20_4">
        <text:list-item>
          <text:p text:style-name="P107"><text:soft-page-break/>Стимуляция жертвы путем похвалы на самостоятельное выполнение общих обязанностей.</text:p>
        </text:list-item>
      </text:list>
      <text:list xml:id="list43327699" text:continue-list="list43344556"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43329210" text:continue-list="list43339468" text:style-name="List_20_4">
        <text:list-item>
          <text:p text:style-name="P107">Сглаживание последствий негативного поведения абьюзера.</text:p>
        </text:list-item>
      </text:list>
      <text:list xml:id="list43328381" text:continue-list="list43327699"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3334273"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90"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33447691"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3326613"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3326096"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3357354"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3334455"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3349555"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90"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3332039"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3356205"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3351442"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90"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3329494"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2"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2"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90"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8421966494863239571" text:style-name="L3">
        <text:list-item>
          <text:p text:style-name="P134"><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2"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58888074524669446" text:style-name="L4">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3347248" text:continue-list="list43329494"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3335295"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2"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2"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2"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3343250" text:continue-numbering="true" text:style-name="диалог">
        <text:list-item>
          <text:p text:style-name="P96">Так будет лучше для нас.</text:p>
        </text:list-item>
      </text:list>
      <text:p text:style-name="P4">Или:</text:p>
      <text:list xml:id="list43328161"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2"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3326269"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2" text:outline-level="3">Универсальные способы противостояния манипуляции.</text:h>
      <text:list xml:id="list43355855" text:continue-list="list43346619"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8"/>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5"><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7"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3335148" text:continue-list="list43326269"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7"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3347289"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3342415"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7"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3339130" text:continue-numbering="true" text:style-name="диалог">
        <text:list-item>
          <text:p text:style-name="P105">На, только не плачь!</text:p>
        </text:list-item>
        <text:list-item>
          <text:p text:style-name="P105">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3352782" text:continue-numbering="true" text:style-name="диалог">
        <text:list-item>
          <text:p text:style-name="P105">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3335568" text:continue-numbering="true" text:style-name="диалог">
        <text:list-item>
          <text:p text:style-name="P105">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3358079" text:continue-numbering="true" text:style-name="диалог">
        <text:list-item>
          <text:p text:style-name="P105">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3333574" text:continue-numbering="true" text:style-name="диалог">
        <text:list-item>
          <text:p text:style-name="P105">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8"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8"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3329198" text:continue-numbering="true" text:style-name="диалог">
        <text:list-item>
          <text:p text:style-name="P105">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3340533" text:continue-numbering="true" text:style-name="диалог">
        <text:list-item>
          <text:p text:style-name="P105">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3346589" text:continue-numbering="true" text:style-name="диалог">
        <text:list-item>
          <text:p text:style-name="P105">Кто тебя такого полюбит!</text:p>
        </text:list-item>
        <text:list-item>
          <text:p text:style-name="P105">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3349980" text:continue-numbering="true" text:style-name="диалог">
        <text:list-item>
          <text:p text:style-name="P105">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3357813"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3343584" text:continue-numbering="true" text:style-name="диалог">
        <text:list-item>
          <text:p text:style-name="P105">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8"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8"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9"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9"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9"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3348855"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3326701"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3325668" text:continue-numbering="true" text:style-name="диалог">
        <text:list-item>
          <text:p text:style-name="P105">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8"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3348522" text:continue-numbering="true" text:style-name="диалог">
        <text:list-item>
          <text:p text:style-name="P110">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29"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43326546" text:continue-numbering="true" text:style-name="диалог">
        <text:list-item>
          <text:p text:style-name="P110">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1"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3344810"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3337006"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3">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ans-serif" svg:font-family="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6</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7T23:14:42.32</dc:date>
    <meta:editing-cycles>1771</meta:editing-cycles>
    <meta:editing-duration>P40DT12H8M10S</meta:editing-duration>
    <meta:document-statistic meta:table-count="1" meta:image-count="0" meta:object-count="0" meta:page-count="573" meta:paragraph-count="4093" meta:word-count="103492" meta:character-count="65022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